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SUM([.G3];[.G33];[.G63])" office:value-type="float" office:value="118900" calcext:value-type="float">
            <text:p>118900</text:p>
          </table:table-cell>
          <table:table-cell table:formula="of:=[.L13]-60000+[.L6]" office:value-type="float" office:value="149200" calcext:value-type="float">
            <text:p>149200</text:p>
          </table:table-cell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6"/>
          <table:table-cell table:formula="of:=[.N2]-[.M2]" office:value-type="float" office:value="30300" calcext:value-type="float">
            <text:p>303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68" office:value-type="float" office:value="7100" calcext:value-type="float">
            <text:p>71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0000" calcext:value-type="float">
            <text:p>80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D26])" office:value-type="float" office:value="1120.51948051948" calcext:value-type="float">
            <text:p>1120.5194805195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ասմիկ Դ․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12000" calcext:value-type="float">
            <text:p>12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5" table:formula="of:=SUM([.L6:.L12])" office:value-type="float" office:value="202100" calcext:value-type="float">
            <text:p>2021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  <table:table-cell table:formula="of:=SUM([.L7:.L12])" office:value-type="float" office:value="195000" calcext:value-type="float">
            <text:p>195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];[.C26];[.D26];[.F26])" office:value-type="float" office:value="1501.47186147186" calcext:value-type="float">
            <text:p>1501.4718614719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6:.F26])" office:value-type="float" office:value="1516.7350193666" calcext:value-type="float">
            <text:p>1516.7350193666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/>
          <table:table-cell table:formula="of:=[.B3]/20" office:value-type="float" office:value="390" calcext:value-type="float">
            <text:p>390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70.952380952381" calcext:value-type="float">
            <text:p>770.9523809524</text:p>
          </table:table-cell>
          <table:table-cell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20.51948051948" calcext:value-type="float">
            <text:p>1120.5194805195</text:p>
          </table:table-cell>
          <table:table-cell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4:.H28])" office:value-type="float" office:value="37683.2649806334" calcext:value-type="float">
            <text:p>37683.2649806334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15"/>
          <table:table-cell table:number-columns-repeated="2"/>
        </table:table-row>
        <table:table-row table:style-name="ro3">
          <table:table-cell table:number-columns-repeated="8"/>
          <table:table-cell table:style-name="ce29"/>
          <table:table-cell table:style-name="ce15" table:formula="of:=SUM([.J4:.J29])" office:value-type="float" office:value="198500" calcext:value-type="float">
            <text:p>1985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];[.C56];[.D56];[.F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];[.D56])" office:value-type="float" office:value="744.384057971014" calcext:value-type="float">
            <text:p>744.384057971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B56:.D56])" office:value-type="float" office:value="1086.05072463768" calcext:value-type="float">
            <text:p>1086.0507246377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34:.H59])" office:value-type="float" office:value="35026.9927536232" calcext:value-type="float">
            <text:p>35026.9927536232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3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15" table:formula="of:=SUM([.B63:.F63])" office:value-type="float" office:value="44600" calcext:value-type="float">
            <text:p>44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86:.F86])" office:value-type="float" office:value="1674.06926406926" calcext:value-type="float">
            <text:p>1674.0692640693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D86])" office:value-type="float" office:value="1233.61471861472" calcext:value-type="float">
            <text:p>1233.6147186147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/>
          <table:table-cell office:value-type="string" calcext:value-type="string">
            <text:p>-Naira</text:p>
          </table:table-cell>
          <table:table-cell/>
          <table:table-cell table:formula="of:=SUM([.C86:.F86])" office:value-type="float" office:value="1674.06926406926" calcext:value-type="float">
            <text:p>1674.0692640693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+Marine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E86])" office:value-type="float" office:value="1793.61471861472" calcext:value-type="float">
            <text:p>1793.6147186147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];[.C86];[.E86])" office:value-type="float" office:value="1434.52380952381" calcext:value-type="float">
            <text:p>1434.5238095238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86:.F86])" office:value-type="float" office:value="1674.06926406926" calcext:value-type="float">
            <text:p>1674.0692640693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 table:formula="of:=SUM([.B86:.F86])" office:value-type="float" office:value="2139.06926406926" calcext:value-type="float">
            <text:p>2139.0692640693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/>
          <table:table-cell table:formula="of:=[.B63]/20" office:value-type="float" office:value="465" calcext:value-type="float">
            <text:p>46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2" office:value-type="float" office:value="359.090909090909" calcext:value-type="float">
            <text:p>359.0909090909</text:p>
          </table:table-cell>
          <table:table-cell table:formula="of:=[.E63]/20" office:value-type="float" office:value="560" calcext:value-type="float">
            <text:p>560</text:p>
          </table:table-cell>
          <table:table-cell table:formula="of:=[.F63]/22" office:value-type="float" office:value="345.454545454545" calcext:value-type="float">
            <text:p>345.4545454545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table:style-name="ce43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B86:.D86])" office:value-type="float" office:value="1233.61471861472" calcext:value-type="float">
            <text:p>1233.6147186147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F86])" office:value-type="float" office:value="345.454545454545" calcext:value-type="float">
            <text:p>345.4545454545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64:.H89])" office:value-type="float" office:value="43149.0692640693" calcext:value-type="float">
            <text:p>43149.0692640693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table:number-columns-repeated="4"/>
          <table:table-cell table:style-name="ce15" table:formula="of:=SUM([.B93:.F93])" office:value-type="float" office:value="8300" calcext:value-type="float">
            <text:p>83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16:.F116])" office:value-type="float" office:value="415" calcext:value-type="float">
            <text:p>415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415" calcext:value-type="float">
            <text:p>415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415" calcext:value-type="float">
            <text:p>41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116:.F116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Areg</text:p>
          </table:table-cell>
          <table:table-cell/>
          <table:table-cell table:formula="of:=SUM([.B116:.D116])" office:value-type="float" office:value="415" calcext:value-type="float">
            <text:p>415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B116:.F116])" office:value-type="float" office:value="415" calcext:value-type="float">
            <text:p>415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415" calcext:value-type="float">
            <text:p>415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table:number-columns-repeated="2" office:value-type="string" calcext:value-type="string">
            <text:p>+Arus</text:p>
          </table:table-cell>
          <table:table-cell/>
          <table:table-cell office:value-type="string" calcext:value-type="string">
            <text:p>-Naira</text:p>
          </table:table-cell>
          <table:table-cell/>
          <table:table-cell table:formula="of:=SUM([.C116:.F116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+Marine</text:p>
          </table:table-cell>
          <table:table-cell/>
          <table:table-cell table:formula="of:=SUM([.B116:.F116])" office:value-type="float" office:value="415" calcext:value-type="float">
            <text:p>415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415" calcext:value-type="float">
            <text:p>415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415" calcext:value-type="float">
            <text:p>41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415" calcext:value-type="float">
            <text:p>41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E116])" office:value-type="float" office:value="415" calcext:value-type="float">
            <text:p>415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415" calcext:value-type="float">
            <text:p>415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];[.C116];[.E116])" office:value-type="float" office:value="415" calcext:value-type="float">
            <text:p>415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415" calcext:value-type="float">
            <text:p>415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116:.F11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415" calcext:value-type="float">
            <text:p>415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 table:formula="of:=SUM([.B116:.F116])" office:value-type="float" office:value="415" calcext:value-type="float">
            <text:p>415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/>
          <table:table-cell table:formula="of:=[.B93]/20" office:value-type="float" office:value="415" calcext:value-type="float">
            <text:p>415</text:p>
          </table:table-cell>
          <table:table-cell table:formula="of:=[.C93]/21" office:value-type="float" office:value="0" calcext:value-type="float">
            <text:p>0</text:p>
          </table:table-cell>
          <table:table-cell table:formula="of:=[.D93]/22" office:value-type="float" office:value="0" calcext:value-type="float">
            <text:p>0</text:p>
          </table:table-cell>
          <table:table-cell table:formula="of:=[.E93]/20" office:value-type="float" office:value="0" calcext:value-type="float">
            <text:p>0</text:p>
          </table:table-cell>
          <table:table-cell table:formula="of:=[.F93]/22" office:value-type="float" office:value="0" calcext:value-type="float">
            <text:p>0</text:p>
          </table:table-cell>
          <table:table-cell/>
          <table:table-cell table:formula="of:=SUM([.B116:.F116])" office:value-type="float" office:value="415" calcext:value-type="float">
            <text:p>415</text:p>
          </table:table-cell>
          <table:table-cell table:style-name="ce43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117:.F117])" office:value-type="float" office:value="0" calcext:value-type="float">
            <text:p>0</text:p>
          </table:table-cell>
          <table:table-cell table:formula="of:=SUM([.B116:.D116])" office:value-type="float" office:value="415" calcext:value-type="float">
            <text:p>415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415" calcext:value-type="float">
            <text:p>415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F116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94:.H119])" office:value-type="float" office:value="7885" calcext:value-type="float">
            <text:p>7885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0:20:33.8361459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19T11:02:53.163198648</dc:date>
    <meta:editing-duration>P11DT16H25M18S</meta:editing-duration>
    <meta:editing-cycles>3499</meta:editing-cycles>
    <meta:generator>LibreOffice/4.2.8.2$Linux_X86_64 LibreOffice_project/420m0$Build-2</meta:generator>
    <meta:document-statistic meta:table-count="21" meta:cell-count="9931" meta:object-count="0"/>
  </office:meta>
</office:document-meta>
</file>